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4c554" officeooo:paragraph-rsid="0024c5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66088" officeooo:paragraph-rsid="0026608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477b9" officeooo:paragraph-rsid="002477b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477b9" officeooo:paragraph-rsid="002477b9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9/04/2019</text:p>
      <text:p text:style-name="P3"/>
      <text:p text:style-name="P3">1) O que é gerenciamento de requisitos?</text:p>
      <text:p text:style-name="P3"/>
      <text:p text:style-name="P3"><text:span text:style-name="T1">O <text:s/>gerenciamento dos requisitos é o processo que auxilia os </text:span><text:span text:style-name="T2">stakeholders</text:span><text:span text:style-name="T1"> a identificar, controlar e rastrear os requisitos, em outras palavras, é o processo que gerencia as mudanças de requisitos no sistema, onde essas mudanças podem ocorrer quando o cliente desenvolve um melhor entendimento de sua real necessidade.</text:span></text:p>
      <text:p text:style-name="P4"/>
      <text:p text:style-name="P3">2) É importante gerenciar os requisitos de um sistema? Por quê?</text:p>
      <text:p text:style-name="P3"/>
      <text:p text:style-name="P1">O gerenciamento de requisitos é importante pois facilita a identificação das atividades, o controle dos requisitos e o rastreamento dos requisitos. Além disso, ainda permite o gerenciamento de mudanças dos requisitos durante o projeto de software.</text:p>
      <text:p text:style-name="P3"/>
      <text:p text:style-name="P3">3) O que deve-se decidir no processo de planejamento do gerenciamento de requisitos?</text:p>
      <text:p text:style-name="P3"/>
      <text:p text:style-name="P2">O planejamento do gerenciamento de requisitos descreve como os requisitos serão analisados, documentos e gerenciados <text:tab/></text:p>
      <text:p text:style-name="P3"/>
      <text:p text:style-name="P3"/>
      <text:p text:style-name="P3">4) Descreva os principais estágios do gerenciamento de mudança de requisitos.</text:p>
      <text:p text:style-name="P3"/>
      <text:p text:style-name="P3">5) Pesquise e descreva o que é uma matriz de rastreabilidade de requisito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4-09T10:05:57.235000000</dc:date>
    <meta:editing-duration>PT2H59M34S</meta:editing-duration>
    <meta:editing-cycles>15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9" meta:word-count="155" meta:character-count="1030" meta:non-whitespace-character-count="881"/>
  </office:meta>
</office:document-meta>
</file>